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4ef87" officeooo:paragraph-rsid="0014ef87"/>
    </style:style>
    <style:style style:name="P2" style:family="paragraph" style:parent-style-name="Text_20_body">
      <style:text-properties officeooo:rsid="00158ef8" officeooo:paragraph-rsid="00158ef8"/>
    </style:style>
    <style:style style:name="P3" style:family="paragraph" style:parent-style-name="Text_20_body">
      <style:text-properties officeooo:paragraph-rsid="00164a38"/>
    </style:style>
    <style:style style:name="P4" style:family="paragraph" style:parent-style-name="Text_20_body">
      <style:text-properties officeooo:rsid="00178432" officeooo:paragraph-rsid="00178432"/>
    </style:style>
    <style:style style:name="P5" style:family="paragraph" style:parent-style-name="Heading_20_1">
      <style:paragraph-properties fo:text-align="center" style:justify-single-word="false"/>
      <style:text-properties officeooo:rsid="0014ef87" officeooo:paragraph-rsid="0014ef87"/>
    </style:style>
    <style:style style:name="P6" style:family="paragraph" style:parent-style-name="Heading_20_1">
      <style:paragraph-properties fo:text-align="center" style:justify-single-word="false"/>
      <style:text-properties fo:font-size="16pt" fo:font-weight="normal" officeooo:paragraph-rsid="0014ef87" style:font-size-asian="16pt" style:font-weight-asian="normal" style:font-size-complex="16pt" style:font-weight-complex="normal"/>
    </style:style>
    <style:style style:name="P7" style:family="paragraph" style:parent-style-name="Standard">
      <style:text-properties officeooo:rsid="0014ef87" officeooo:paragraph-rsid="0014ef87"/>
    </style:style>
    <style:style style:name="P8" style:family="paragraph" style:parent-style-name="Standard">
      <style:paragraph-properties fo:text-align="center" style:justify-single-word="false"/>
      <style:text-properties fo:font-size="18pt" officeooo:rsid="0014ef87" officeooo:paragraph-rsid="0014ef87" style:font-size-asian="18pt" style:font-size-complex="18pt"/>
    </style:style>
    <style:style style:name="T1" style:family="text">
      <style:text-properties officeooo:rsid="00158ef8"/>
    </style:style>
    <style:style style:name="T2" style:family="text">
      <style:text-properties officeooo:rsid="00164a38"/>
    </style:style>
    <style:style style:name="T3" style:family="text">
      <style:text-properties officeooo:rsid="00178432"/>
    </style:style>
    <style:style style:name="T4" style:family="text">
      <style:text-properties fo:font-size="16pt" style:text-underline-style="solid" style:text-underline-width="auto" style:text-underline-color="font-color" style:font-size-asian="16pt" style:font-size-complex="16pt"/>
    </style:style>
    <style:style style:name="T5" style:family="text">
      <style:text-properties officeooo:rsid="0019a5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text:span text:style-name="T5">2</text:span></text:p>
      <text:p text:style-name="P7"/>
      <text:h text:style-name="P6" text:outline-level="1">Raspberry Pi Security Camera</text:h>
      <text:h text:style-name="P5" text:outline-level="1"><text:a xlink:type="simple" xlink:href="http://www.instructables.com/Raspberry-Pi-Security-Camera-1/" text:style-name="Internet_20_link" text:visited-style-name="Visited_20_Internet_20_Link"><text:span text:style-name="T4">www.instructables.com/Raspberry-Pi-Security-Camera-1/</text:span></text:a></text:h>
      <text:p text:style-name="P1"/>
      <text:p text:style-name="P1">Aim – This project seeks to create a security system by using a Raspberry pi.</text:p>
      <text:p text:style-name="P1">Description – The proj<text:span text:style-name="T1">ect requries a Raspberry Pi, a Rasperry Pi compatible camera or Pi camera and motion detection sensor. The components can be directly connected to the Raspberry Pi.</text:span></text:p>
      <text:p text:style-name="P2">The most important task in this project is the creation of a Flask Web Server on the Pi that enables it to automatically take pictures and recordings. The first step of this project is to set up the pi and connect it to the internet. Next, the camera is set up and the Flask library is installed onto the Pi. Once this is done, a form class is created that enables to user to manually select the camera settings and manually record video and audio. <text:span text:style-name="T2">Based on this form, a user interface is created using a Flask template. This is written using HTML and is basically used to improve presentation and enable the user to access the form. It is stored in a folder named templates. The template now has to be rendered. To do this a separate file, named appCam.py is created and stored outside the templates folder . </text:span></text:p>
      <text:p text:style-name="P3"><text:span text:style-name="T2">To operate the camera, a file named <text:s/></text:span>camOperator.p<text:span text:style-name="T3">y is created, this file is used to ensure access to the built-in functions in the Pi camera. These functions change the record settings of the security camera using the specifications set by the user and also setting up default values in case the user has not set any specific settings. </text:span></text:p>
      <text:p text:style-name="P3">The methods defined in this class change the "record" settings on the security camera using the sensitivity and duration inputs that the user provides, while establishing default values for these variables if user input is not present. </text:p>
      <text:p text:style-name="P4">Finally a program called rec.py is written that gives instructions to the camera based on the user data. It does so by constantly reading the data from the Flask text file. All recordings are stored in a .h264 or .jpg fil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3T11:37:00.101067568</meta:creation-date>
    <dc:date>2021-06-13T12:21:52.390119010</dc:date>
    <meta:editing-duration>PT2M20S</meta:editing-duration>
    <meta:editing-cycles>2</meta:editing-cycles>
    <meta:generator>LibreOffice/6.0.7.3$Linux_X86_64 LibreOffice_project/00m0$Build-3</meta:generator>
    <meta:document-statistic meta:table-count="0" meta:image-count="0" meta:object-count="0" meta:page-count="1" meta:paragraph-count="9" meta:word-count="335" meta:character-count="1960" meta:non-whitespace-character-count="1627"/>
  </office:meta>
</office:document-meta>
</file>